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4543d" officeooo:paragraph-rsid="0004543d"/>
    </style:style>
    <style:style style:name="P2" style:family="paragraph" style:parent-style-name="Text_20_body">
      <style:text-properties officeooo:paragraph-rsid="0004543d"/>
    </style:style>
    <style:style style:name="P3" style:family="paragraph" style:parent-style-name="Text_20_body">
      <style:paragraph-properties fo:text-align="center" style:justify-single-word="false"/>
      <style:text-properties fo:font-size="30pt" fo:font-weight="bold" officeooo:rsid="0004543d" officeooo:paragraph-rsid="0004543d" style:font-size-asian="30pt" style:font-weight-asian="bold" style:font-size-complex="30pt" style:font-weight-complex="bold"/>
    </style:style>
    <style:style style:name="P4" style:family="paragraph" style:parent-style-name="Heading_20_2">
      <style:text-properties officeooo:rsid="0004543d" officeooo:paragraph-rsid="0004543d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4543d" officeooo:paragraph-rsid="0004543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Práctica 1: Búsqueda en el espacio de estados</text:p>
      <text:p text:style-name="P3"/>
      <text:p text:style-name="P1">Pablo Gomariz Martínez </text:p>
      <text:p text:style-name="P1">Daniel Tomás Martín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5"><text:a xlink:type="simple" xlink:href="#__RefHeading___Toc105_1193772683" text:style-name="Index_20_Link" text:visited-style-name="Index_20_Link">1. Introducción al problema<text:tab/>3</text:a></text:p>
          <text:p text:style-name="P8"><text:a xlink:type="simple" xlink:href="#__RefHeading___Toc107_1193772683" text:style-name="Index_20_Link" text:visited-style-name="Index_20_Link">1.1 Descripción de los estados<text:tab/>3</text:a></text:p>
        </text:index-body>
      </text:table-of-content>
      <text:p text:style-name="Text_20_body"/>
      <text:h text:style-name="P6" text:outline-level="1"><text:bookmark-start text:name="__RefHeading___Toc105_1193772683"/>1. Introducción al problema<text:bookmark-end text:name="__RefHeading___Toc105_1193772683"/></text:h>
      <text:p text:style-name="P2"/>
      <text:h text:style-name="P4" text:outline-level="2"><text:bookmark-start text:name="__RefHeading___Toc107_1193772683"/>1.1 Descripción de los estados<text:bookmark-end text:name="__RefHeading___Toc107_11937726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8:15:33.348613468</meta:creation-date>
    <dc:date>2019-10-26T19:12:44.963520245</dc:date>
    <meta:editing-duration>PT57M12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3" meta:paragraph-count="8" meta:word-count="35" meta:character-count="213" meta:non-whitespace-character-count="185"/>
  </office:meta>
</office:document-meta>
</file>